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160d" officeooo:paragraph-rsid="0007160d"/>
    </style:style>
    <style:style style:name="P2" style:family="paragraph" style:parent-style-name="Standard">
      <style:text-properties officeooo:rsid="00078034" officeooo:paragraph-rsid="00078034"/>
    </style:style>
    <style:style style:name="T1" style:family="text">
      <style:text-properties officeooo:rsid="000716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ENDIMENTO: Terça-Feira a Sábado</text:p>
      <text:p text:style-name="P1">HORÁRIO: Das 8:00 as 19:00</text:p>
      <text:p text:style-name="P2">FORMA DE PAGAMENTO : PIX, DINHEIRO E CARTÃO</text:p>
      <text:p text:style-name="P2"><text:s text:c="47"/>PREÇOS DE CABELOS</text:p>
      <text:p text:style-name="P2"><text:s text:c="11"/>CORTES: 20 REAIS </text:p>
      <text:p text:style-name="P2"><text:s text:c="11"/>ESCOVA: 45 REAIS A LISA, COM CACHOS 55 REAIS </text:p>
      <text:p text:style-name="P2"><text:s text:c="11"/>PROGRESSSIVA: DE 100 REIS A 250</text:p>
      <text:p text:style-name="P2"><text:s text:c="11"/>HIDRATAÇÃO DE ÔZONIO : 70 REAIS</text:p>
      <text:p text:style-name="P2"><text:s text:c="11"/>HIDRATAÇÃO NORMAL: 50 REAIS </text:p>
      <text:p text:style-name="P2"><text:s text:c="11"/>LUZES : 150 REAIS EM DIANTE DEPENDENDO DO TAMANHO <text:s text:c="65"/></text:p>
      <text:p text:style-name="P2"><text:s text:c="103"/></text:p>
      <text:p text:style-name="P2"><text:s text:c="10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716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42"/><text:span text:style-name="MT1">SALÃO DA <text:s/>LARISSA FELIX</text:span></text:p>
        <text:p text:style-name="Header"><text:s text:c="36"/><text:span text:style-name="MT1">CABELO E MICROPIGMENTAÇ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08:52:37.050728044</meta:creation-date>
    <dc:date>2022-05-11T09:13:09.122442155</dc:date>
    <meta:editing-duration>PT10M22S</meta:editing-duration>
    <meta:editing-cycles>1</meta:editing-cycles>
    <meta:document-statistic meta:table-count="0" meta:image-count="0" meta:object-count="0" meta:page-count="1" meta:paragraph-count="14" meta:word-count="64" meta:character-count="834" meta:non-whitespace-character-count="312"/>
    <meta:generator>LibreOffice/5.1.6.2$Linux_X86_64 LibreOffice_project/10m0$Build-2</meta:generator>
  </office:meta>
</office:document-meta>
</file>